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3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cccccc" fo:wrap-option="wrap" fo:border="0.002cm solid #000000" style:vertical-align="middle"/>
    </style:style>
    <style:style style:name="ce4" style:family="table-cell" style:parent-style-name="Default">
      <style:table-cell-properties fo:background-color="#b2b2b2" fo:border="0.002cm solid #000000"/>
    </style:style>
    <style:style style:name="ce5" style:family="table-cell" style:parent-style-name="Default">
      <style:table-cell-properties fo:background-color="#cccccc" fo:border="0.002cm solid #000000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7" style:family="table-cell" style:parent-style-name="Default">
      <style:table-cell-properties fo:border-bottom="none" fo:border-left="0.002cm solid #000000" fo:border-right="0.002cm solid #000000" fo:border-top="none"/>
    </style:style>
    <style:style style:name="ce8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9" style:family="table-cell" style:parent-style-name="Default">
      <style:text-properties fo:font-size="9pt" style:font-size-asian="9pt" style:font-size-complex="9pt"/>
    </style:style>
    <style:style style:name="gr1" style:family="graphic">
      <style:graphic-properties draw:textarea-horizontal-align="justify" draw:textarea-vertical-align="middle" draw:auto-grow-height="false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number-columns-repeated="9" table:default-cell-style-name="ce7"/>
        <table:table-column table:style-name="co3" table:number-columns-repeated="39" table:default-cell-style-name="ce7"/>
        <table:table-column table:style-name="co4" table:number-columns-repeated="975" table:default-cell-style-name="Default"/>
        <table:table-row table:style-name="ro1">
          <table:table-cell table:style-name="ce1"/>
          <table:table-cell table:style-name="ce4" office:value-type="string" table:number-columns-spanned="4" table:number-rows-spanned="1">
            <text:p>marzo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abril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mayo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junio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julio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agosto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septiembre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octubre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noviembre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diciembre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enero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febrero</text:p>
          </table:table-cell>
          <table:covered-table-cell table:number-columns-repeated="3" table:style-name="ce4"/>
          <table:table-cell table:number-columns-repeated="975"/>
        </table:table-row>
        <table:table-row table:style-name="ro2">
          <table:table-cell table:style-name="ce2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48">
            <text:p>48</text:p>
          </table:table-cell>
          <table:table-cell table:style-name="ce9" table:number-columns-repeated="975"/>
        </table:table-row>
        <table:table-row table:style-name="ro3">
          <table:table-cell office:value-type="string">
            <text:p>elaboracion de protocolo</text:p>
          </table:table-cell>
          <table:table-cell table:style-name="ce6">
            <draw:custom-shape table:end-cell-address="Hoja1.D3" table:end-x="0.375cm" table:end-y="0.369cm" draw:z-index="0" draw:style-name="gr1" svg:width="1.171cm" svg:height="0.319cm" svg:x="0.21cm" svg:y="0.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6" table:number-columns-repeated="47"/>
          <table:table-cell table:number-columns-repeated="975"/>
        </table:table-row>
        <table:table-row table:style-name="ro4">
          <table:table-cell office:value-type="string">
            <text:p>Elaboración del estado del arte</text:p>
          </table:table-cell>
          <table:table-cell table:style-name="ce6" table:number-columns-repeated="2"/>
          <table:table-cell table:style-name="ce6">
            <draw:custom-shape table:end-cell-address="Hoja1.AW4" table:end-x="0.606cm" table:end-y="0.575cm" draw:z-index="10" draw:style-name="gr1" svg:width="30.122cm" svg:height="0.283cm" svg:x="0.446cm" svg:y="0.29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6" table:number-columns-repeated="45"/>
          <table:table-cell table:number-columns-repeated="975"/>
        </table:table-row>
        <table:table-row table:style-name="ro3">
          <table:table-cell office:value-type="string">
            <text:p>equerimientos groupware</text:p>
          </table:table-cell>
          <table:table-cell table:number-columns-repeated="2"/>
          <table:table-cell>
            <draw:custom-shape table:end-cell-address="Hoja1.G5" table:end-x="0.433cm" table:end-y="0.303cm" draw:z-index="1" draw:style-name="gr1" svg:width="1.741cm" svg:height="0.268cm" svg:x="0.199cm" svg:y="0.035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20"/>
        </table:table-row>
        <table:table-row table:style-name="ro4">
          <table:table-cell office:value-type="string">
            <text:p>modelo conceptual de contexto</text:p>
          </table:table-cell>
          <table:table-cell table:number-columns-repeated="5"/>
          <table:table-cell>
            <draw:custom-shape table:end-cell-address="Hoja1.L6" table:end-x="0.157cm" table:end-y="0.515cm" draw:z-index="2" draw:style-name="gr1" svg:width="2.431cm" svg:height="0.283cm" svg:x="0.433cm" svg:y="0.23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17"/>
        </table:table-row>
        <table:table-row table:style-name="ro4">
          <table:table-cell office:value-type="string">
            <text:p>modelo de comunicación entre servidores</text:p>
          </table:table-cell>
          <table:table-cell table:number-columns-repeated="10"/>
          <table:table-cell>
            <draw:custom-shape table:end-cell-address="Hoja1.N7" table:end-x="0.425cm" table:end-y="0.555cm" draw:z-index="3" draw:style-name="gr1" svg:width="1.711cm" svg:height="0.283cm" svg:x="0.105cm" svg:y="0.2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12"/>
        </table:table-row>
        <table:table-row table:style-name="ro5">
          <table:table-cell office:value-type="string">
            <text:p>modelo operacional de modulos que procesan datos contextuales</text:p>
          </table:table-cell>
          <table:table-cell table:number-columns-repeated="12"/>
          <table:table-cell>
            <draw:custom-shape table:end-cell-address="Hoja1.T8" table:end-x="0.478cm" table:end-y="0.741cm" draw:z-index="4" draw:style-name="gr1" svg:width="4.325cm" svg:height="0.283cm" svg:x="0.329cm" svg:y="0.4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10"/>
        </table:table-row>
        <table:table-row table:style-name="ro5">
          <table:table-cell office:value-type="string">
            <text:p>investigación de tecnologías para implementación</text:p>
          </table:table-cell>
          <table:table-cell table:number-columns-repeated="18"/>
          <table:table-cell>
            <draw:custom-shape table:end-cell-address="Hoja1.Z9" table:end-x="0.086cm" table:end-y="0.805cm" draw:z-index="5" draw:style-name="gr1" svg:width="4.054cm" svg:height="0.283cm" svg:x="0.207cm" svg:y="0.52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04"/>
        </table:table-row>
        <table:table-row table:style-name="ro5">
          <table:table-cell office:value-type="string">
            <text:p>desarrollo de arquitectura groupware conciente al contexto</text:p>
          </table:table-cell>
          <table:table-cell table:number-columns-repeated="23"/>
          <table:table-cell>
            <draw:custom-shape table:end-cell-address="Hoja1.AH10" table:end-x="0.046cm" table:end-y="0.838cm" draw:z-index="6" draw:style-name="gr1" svg:width="5.947cm" svg:height="0.283cm" svg:x="0.362cm" svg:y="0.5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999"/>
        </table:table-row>
        <table:table-row table:style-name="ro3">
          <table:table-cell office:value-type="string">
            <text:p>pruebas de arquitectura</text:p>
          </table:table-cell>
          <table:table-cell table:number-columns-repeated="31"/>
          <table:table-cell>
            <draw:custom-shape table:end-cell-address="Hoja1.AL11" table:end-x="0.088cm" table:end-y="0.395cm" draw:z-index="7" draw:style-name="gr1" svg:width="2.913cm" svg:height="0.283cm" svg:x="0.655cm" svg:y="0.11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991"/>
        </table:table-row>
        <table:table-row table:style-name="ro4">
          <table:table-cell office:value-type="string">
            <text:p>caso de estudio con assault cube</text:p>
          </table:table-cell>
          <table:table-cell table:number-columns-repeated="35"/>
          <table:table-cell>
            <draw:custom-shape table:end-cell-address="Hoja1.AQ12" table:end-x="0.543cm" table:end-y="0.546cm" draw:z-index="8" draw:style-name="gr1" svg:width="4.565cm" svg:height="0.283cm" svg:x="0.153cm" svg:y="0.26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987"/>
        </table:table-row>
        <table:table-row table:style-name="ro3">
          <table:table-cell office:value-type="string">
            <text:p>conclusiones</text:p>
          </table:table-cell>
          <table:table-cell table:style-name="ce8" table:number-columns-repeated="41"/>
          <table:table-cell table:style-name="ce8">
            <draw:custom-shape table:end-cell-address="Hoja1.AS13" table:end-x="0.653cm" table:end-y="0.314cm" draw:z-index="9" draw:style-name="gr1" svg:width="1.47cm" svg:height="0.283cm" svg:x="0.575cm" svg:y="0.03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8" table:number-columns-repeated="6"/>
          <table:table-cell table:number-columns-repeated="975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MX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scale-to="6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25/03/2014</text:date>, <text:time>22:48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de Jesús González Medellín</meta:initial-creator>
    <meta:creation-date>2014-03-13T10:35:57.66</meta:creation-date>
    <dc:date>2014-03-25T22:48:27.99</dc:date>
    <dc:creator>Santiago de Jesús González Medellín</dc:creator>
    <meta:editing-duration>PT6H47M22S</meta:editing-duration>
    <meta:editing-cycles>6</meta:editing-cycles>
    <meta:generator>OpenOffice/4.0.1$Win32 OpenOffice.org_project/401m5$Build-9714</meta:generator>
    <meta:document-statistic meta:table-count="3" meta:cell-count="71" meta:object-count="11"/>
  </office:meta>
</office:document-meta>
</file>